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f61c0" officeooo:paragraph-rsid="000f61c0"/>
    </style:style>
    <style:style style:name="T1" style:family="text">
      <style:text-properties officeooo:rsid="0013faf5"/>
    </style:style>
    <style:style style:name="T2" style:family="text">
      <style:text-properties officeooo:rsid="00172a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ight Controllers:</text:p>
      <text:p text:style-name="P1"/>
      <text:p text:style-name="P1">Altitude hold is functional, but I will need to create pitch and bank controllers. <text:span text:style-name="T1">Below </text:span><text:span text:style-name="T2">Is a state diagram <text:s text:c="2"/>showing how the controllers are planned to be enabled/disabled and given setpoint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8:28:02.112484956</meta:creation-date>
    <dc:date>2023-01-21T21:24:37.526750797</dc:date>
    <meta:editing-duration>PT2H46M2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" meta:word-count="33" meta:character-count="211" meta:non-whitespace-character-count="178"/>
  </office:meta>
</office:document-meta>
</file>